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2.3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" table:number-columns-repeated="1001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6" office:value-type="string">
            <text:p>Ben/Noémie</text:p>
          </table:table-cell>
          <table:table-cell table:style-name="ce11" office:value-type="string">
            <text:p>Thomas/Jo</text:p>
          </table:table-cell>
          <table:table-cell table:style-name="ce11" office:value-type="string">
            <text:p>Chris/Brice</text:p>
          </table:table-cell>
          <table:table-cell table:style-name="ce11" office:value-type="string">
            <text:p>Augustine</text:p>
          </table:table-cell>
          <table:table-cell table:style-name="ce11" office:value-type="string">
            <text:p>Isalyne/MGN</text:p>
          </table:table-cell>
          <table:table-cell table:style-name="ce11" office:value-type="string">
            <text:p>Martin/Lois</text:p>
          </table:table-cell>
          <table:table-cell table:style-name="ce11" office:value-type="string">
            <text:p>Auré/Coco</text:p>
          </table:table-cell>
          <table:table-cell table:style-name="ce11" office:value-type="string">
            <text:p>Renaud</text:p>
          </table:table-cell>
          <table:table-cell table:number-columns-repeated="6" table:style-name="ce11"/>
          <table:table-cell table:style-name="ce15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  <text:p>Le Solfège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ombien y a-t-il de notes différentes (demi-tons) sur une octave?</text:p>
          </table:table-cell>
          <table:table-cell table:style-name="ce4" office:value-type="float" office:value="12">
            <text:p>12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6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Classer ces tempos du plus rapide au plus lent :</text:p>
            <text:p>Andante – Vivace – Adagio – Moderato</text:p>
          </table:table-cell>
          <table:table-cell table:style-name="ce4" office:value-type="string">
            <text:p>Vi – Mo – An - Ad</text:p>
          </table:table-cell>
          <table:table-cell/>
          <table:table-cell table:style-name="ce7" office:value-type="float" office:value="0.25">
            <text:p>0,25</text:p>
          </table:table-cell>
          <table:table-cell table:number-columns-repeated="3" office:value-type="float" office:value="0.5">
            <text:p>0,5</text:p>
          </table:table-cell>
          <table:table-cell table:number-columns-repeated="2" office:value-type="float" office:value="0.25">
            <text:p>0,25</text:p>
          </table:table-cell>
          <table:table-cell table:style-name="ce14" office:value-type="float" office:value="0.5">
            <text:p>0,5</text:p>
          </table:table-cell>
          <table:table-cell office:value-type="float" office:value="0.5">
            <text:p>0,5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33</text:p>
            <text:p>(ppr)</text:p>
          </table:table-cell>
          <table:table-cell table:style-name="ce5" office:value-type="string">
            <text:p>Quels sont les trois intervalles que l'on peut qualifier de "justes"?</text:p>
          </table:table-cell>
          <table:table-cell table:style-name="ce4" office:value-type="string">
            <text:p>Octave, Quarte &amp; Quint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">
            <text:p>0,66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e le "registre" d'un instrument?</text:p>
          </table:table-cell>
          <table:table-cell table:style-name="ce4" office:value-type="string">
            <text:p>L'écart entre les notes extrêmes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A quel note correspond la seconde harmonique (fréquence triple) d'un C?</text:p>
          </table:table-cell>
          <table:table-cell table:style-name="ce4" office:value-type="string">
            <text:p>G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y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Agissant sur les fluides (les gaz et les liquides), citez un exemple de l'effet Coanda,</text:p>
            <text:p>Aussi appelé "effet théière".</text:p>
          </table:table-cell>
          <table:table-cell table:style-name="ce4" office:value-type="string">
            <text:p>Robinets...</text:p>
            <text:p>(Effet théière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spèce menacée, vivant exclusivement dans la forêt tropicale d'Ituri, la girafe et moi</text:p>
            <text:p>Formont les deux derniers représentants des giraffidés. Qui suis-je?</text:p>
          </table:table-cell>
          <table:table-cell table:style-name="ce4" office:value-type="string">
            <text:p>Okapi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ire page Wiki + liste des personnages</text:p>
          </table:table-cell>
          <table:table-cell table:style-name="ce4" office:value-type="string">
            <text:p>Le Club des Cinq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film de David Lynch, sorti en 1980 en noir et blanc, est une oeuvre biographique</text:p>
            <text:p>De la vie de Joseph Merrick, bête de foire du fait de son syndrôme de Protée?</text:p>
          </table:table-cell>
          <table:table-cell table:style-name="ce4" office:value-type="string">
            <text:p>Elephant Man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rts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a technique de la fabrication de statues en bronze est restée la même</text:p>
            <text:p>Depuis ses premières origines, datée de 3000 ans avant JC. Quelle est cette technique?</text:p>
          </table:table-cell>
          <table:table-cell table:style-name="ce4" office:value-type="string">
            <text:p>A la cire perdue</text:p>
          </table:table-cell>
          <table:table-cell/>
          <table:table-cell table:style-name="ce7" office:value-type="float" office:value="0.25">
            <text:p>0,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  <text:p>(+0,5)</text:p>
          </table:table-cell>
          <table:table-cell table:style-name="ce5" office:value-type="string">
            <text:p>Comment s'appelle le château fort dont la construction a débuté en 1997, et</text:p>
            <text:p>Toujours en construction, fait selon les techniques et matériaux du MA? Région?</text:p>
          </table:table-cell>
          <table:table-cell table:style-name="ce4" office:value-type="string">
            <text:p>Guédelon</text:p>
            <text:p>(Bourgogne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ignifiant littérallement "eau desséhée", donnez-moi le nom de cette région, partagée</text:p>
            <text:p>Entre le Pakistan, l'Inde et la Chine, que l'on connait en particulier pour ses chèvres.</text:p>
          </table:table-cell>
          <table:table-cell table:style-name="ce4" office:value-type="string">
            <text:p>Cachemir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Biologie</text:p>
          </table:table-cell>
          <table:table-cell table:style-name="ce2" office:value-type="string">
            <text:p>LPP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Avec 10kg de nourriture végétale, combien pouvez-vous produire de:</text:p>
            <text:p>Volaille – Boeuf – Criquets – Porc ?</text:p>
          </table:table-cell>
          <table:table-cell table:style-name="ce4" office:value-type="string">
            <text:p>3 – 1 – 9,9 – 2</text:p>
          </table:table-cell>
          <table:table-cell/>
          <table:table-cell table:style-name="ce7" office:value-type="float" office:value="0.25">
            <text:p>0,25</text:p>
          </table:table-cell>
          <table:table-cell table:number-columns-repeated="3"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Random Fac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e le Deutéronome?</text:p>
          </table:table-cell>
          <table:table-cell table:style-name="ce4" office:value-type="string">
            <text:p>Le 5ème livre de l'AT.</text:p>
            <text:p>Derniers discours de Moïse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Quels sports existent/n'existent pas : Moto-ball, Course de tondeuse à gazon,</text:p>
            <text:p>Le Trial camion, La Moto sur glace</text:p>
          </table:table-cell>
          <table:table-cell table:style-name="ce4" office:value-type="string">
            <text:p>Tous existent</text:p>
          </table:table-cell>
          <table:table-cell/>
          <table:table-cell table:style-name="ce7" office:value-type="float" office:value="0.75">
            <text:p>0,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4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apital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4 drapeaux : relier pays + donner capitale</text:p>
            <text:p>(couleurs panarabes qui datent des révoltes arabes vs ottomans 1916)</text:p>
          </table:table-cell>
          <table:table-cell table:style-name="ce4" office:value-type="string">
            <text:p>Yémen (Sanaa) Irak (Bagdad)</text:p>
            <text:p>Syrie (Damas) Egypte (Le Caire)</text:p>
          </table:table-cell>
          <table:table-cell/>
          <table:table-cell table:style-name="ce7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25">
            <text:p>1,25</text:p>
          </table:table-cell>
          <table:table-cell office:value-type="float" office:value="0.25">
            <text:p>0,25</text:p>
          </table:table-cell>
          <table:table-cell table:style-name="ce14" office:value-type="float" office:value="0.75">
            <text:p>0,75</text:p>
          </table:table-cell>
          <table:table-cell office:value-type="float" office:value="1.5">
            <text:p>1,5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ur une autoroute limitée à 120km/h, je me retrouve coincé pendant 5 minutes derrière</text:p>
            <text:p>un camion qui roule à 90km/h. De combien de temps vais-je être en retard?</text:p>
          </table:table-cell>
          <table:table-cell table:style-name="ce4" office:value-type="string">
            <text:p>75s (1min15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ersonnal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i a dit: "La différence qu'il y a entre les oiseaux et les hommes politiques,</text:p>
            <text:p>C'est que de temps en temps les oiseaux s'arrêtent de voler"</text:p>
          </table:table-cell>
          <table:table-cell table:style-name="ce4" office:value-type="string">
            <text:p>Coluche</text:p>
          </table:table-cell>
          <table:table-cell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TV/Radi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Par quels mots débuta la première émission de radio française en 1922: M'entendez-vous?</text:p>
            <text:p>- Madame, mademoiselle, monsieur, bonjour – Bien reçu malgré le brouillard</text:p>
          </table:table-cell>
          <table:table-cell table:style-name="ce4" office:value-type="string">
            <text:p>La 2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iloso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École de pensée né en 550 av. JC, le confiacianisme prône l'humanisme, à travers 6</text:p>
            <text:p>Concepts clés : bonté/droiture/bienséance/sagesse/loyauté/respect. Quel pays?</text:p>
          </table:table-cell>
          <table:table-cell table:style-name="ce4" office:value-type="string">
            <text:p>Chin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'une dacquoise?</text:p>
          </table:table-cell>
          <table:table-cell table:style-name="ce4" office:value-type="string">
            <text:p>Vient de Pau, = un palois</text:p>
            <text:p>Meringue/Macaron</text:p>
          </table:table-cell>
          <table:table-cell/>
          <table:table-cell table:style-name="ce7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édec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Dans la médecine du Moyen-Age, la médecine était régit par l'équilibre des humeurs.</text:p>
            <text:p>Cette théorie, aujourd'hui désuette, comportait 4 humeurs, lesquelles?</text:p>
          </table:table-cell>
          <table:table-cell table:style-name="ce4" office:value-type="string">
            <text:p>Sang – Pituite/Phlegme/Lymphe</text:p>
            <text:p>- Bile jaune – Atrabile/Bile noire</text:p>
          </table:table-cell>
          <table:table-cell/>
          <table:table-cell table:style-name="ce7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le chanteuse, décédée le 24 novembre 1997, laisse ses mémoires inachevées, sous</text:p>
            <text:p>le titre "il était un piano noir...", qui donnera enfin du sens à une de ses célèbres chansons?</text:p>
          </table:table-cell>
          <table:table-cell table:style-name="ce4" office:value-type="string">
            <text:p>Barbara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ntiqu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  <text:p>(+0,5)</text:p>
          </table:table-cell>
          <table:table-cell table:style-name="ce5" office:value-type="string">
            <text:p>Dans l'Histoire, combien de fois la ville de Jérusalem a-t-elle été assiègée?</text:p>
            <text:p>Mais ce n'est pas la top 1, une autre ville la dépasse, laquelle?</text:p>
          </table:table-cell>
          <table:table-cell table:style-name="ce4" office:value-type="string">
            <text:p>21 (pm 1)</text:p>
            <text:p>Constantinople</text:p>
          </table:table-cell>
          <table:table-cell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En quelle année est sortie le premier jeu sur téléphone portable? Quel était ce jeu?</text:p>
          </table:table-cell>
          <table:table-cell table:style-name="ce4" office:value-type="string">
            <text:p>Tétris en 1994 sur le Hagenuk</text:p>
            <text:p>MT-2000 (Snake Nokia 1997)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Neil Young – Harvest</text:p>
          </table:table-cell>
          <table:table-cell table:style-name="ce4"/>
          <table:table-cell/>
          <table:table-cell table:style-name="ce7" office:value-type="float" office:value="0.5">
            <text:p>0,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The Offspring – Why Don't You Get a Job?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Gun's &amp; Roses – Sweet Child of Mine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CR – Fortunate Son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Deep Purple – Child in Time</text:p>
          </table:table-cell>
          <table:table-cell table:style-name="ce4"/>
          <table:table-cell/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4" office:value-type="float" office:value="0">
            <text:p>0</text:p>
          </table:table-cell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'enfance</text:p>
          </table:table-cell>
          <table:table-cell table:style-name="ce4"/>
          <table:table-cell/>
          <table:table-cell table:style-name="ce8" office:value-type="float" office:value="0.5">
            <text:p>0,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number-columns-repeated="7"/>
          <table:table-cell table:style-name="ce17"/>
          <table:table-cell table:number-columns-repeated="1001"/>
        </table:table-row>
        <table:table-row table:style-name="ro4">
          <table:table-cell table:number-columns-repeated="8"/>
          <table:table-cell table:style-name="ce9" table:formula="of:=SUM([.I4:.I34])" office:value-type="float" office:value="8.75">
            <text:p>8,75</text:p>
          </table:table-cell>
          <table:table-cell table:style-name="ce13" table:formula="of:=SUM([.J4:.J34])" office:value-type="float" office:value="12.5">
            <text:p>12,5</text:p>
          </table:table-cell>
          <table:table-cell table:style-name="ce13" table:formula="of:=SUM([.K4:.K34])" office:value-type="float" office:value="15.66">
            <text:p>15,66</text:p>
          </table:table-cell>
          <table:table-cell table:style-name="ce13" table:formula="of:=SUM([.L4:.L34])" office:value-type="float" office:value="9.25">
            <text:p>9,25</text:p>
          </table:table-cell>
          <table:table-cell table:style-name="ce13" table:formula="of:=SUM([.M4:.M34])" office:value-type="float" office:value="17.91">
            <text:p>17,91</text:p>
          </table:table-cell>
          <table:table-cell table:style-name="ce13" table:formula="of:=SUM([.N4:.N34])" office:value-type="float" office:value="6.16">
            <text:p>6,16</text:p>
          </table:table-cell>
          <table:table-cell table:style-name="ce13" table:formula="of:=SUM([.O4:.O34])" office:value-type="float" office:value="5.25">
            <text:p>5,25</text:p>
          </table:table-cell>
          <table:table-cell table:style-name="ce13" table:formula="of:=SUM([.P4:.P34])" office:value-type="float" office:value="5.5">
            <text:p>5,5</text:p>
          </table:table-cell>
          <table:table-cell table:style-name="ce13" table:formula="of:=SUM([.Q4:.Q34])" office:value-type="float" office:value="0">
            <text:p>0</text:p>
          </table:table-cell>
          <table:table-cell table:style-name="ce13" table:formula="of:=SUM([.R4:.R34])" office:value-type="float" office:value="0">
            <text:p>0</text:p>
          </table:table-cell>
          <table:table-cell table:style-name="ce13" table:formula="of:=SUM([.S4:.S34])" office:value-type="float" office:value="0">
            <text:p>0</text:p>
          </table:table-cell>
          <table:table-cell table:style-name="ce13" table:formula="of:=SUM([.T4:.T34])" office:value-type="float" office:value="0">
            <text:p>0</text:p>
          </table:table-cell>
          <table:table-cell table:style-name="ce13" table:formula="of:=SUM([.U4:.U34])" office:value-type="float" office:value="0">
            <text:p>0</text:p>
          </table:table-cell>
          <table:table-cell table:style-name="ce13" table:formula="of:=SUM([.V4:.V34])" office:value-type="float" office:value="0">
            <text:p>0</text:p>
          </table:table-cell>
          <table:table-cell table:style-name="ce18" table:formula="of:=SUM([.W4:.W34])" office:value-type="float" office:value="0">
            <text:p>0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10" table:formula="of:=IF(ISBLANK([.I3]);&quot;&quot;;[.I3])" office:value-type="string" office:string-value="Ben/Noémie">
            <text:p>Ben/Noémie</text:p>
          </table:table-cell>
          <table:table-cell table:style-name="ce10" table:formula="of:=IF(ISBLANK([.J3]);&quot;&quot;;[.J3])" office:value-type="string" office:string-value="Thomas/Jo">
            <text:p>Thomas/Jo</text:p>
          </table:table-cell>
          <table:table-cell table:style-name="ce10" table:formula="of:=IF(ISBLANK([.K3]);&quot;&quot;;[.K3])" office:value-type="string" office:string-value="Chris/Brice">
            <text:p>Chris/Brice</text:p>
          </table:table-cell>
          <table:table-cell table:style-name="ce10" table:formula="of:=IF(ISBLANK([.L3]);&quot;&quot;;[.L3])" office:value-type="string" office:string-value="Augustine">
            <text:p>Augustine</text:p>
          </table:table-cell>
          <table:table-cell table:style-name="ce10" table:formula="of:=IF(ISBLANK([.M3]);&quot;&quot;;[.M3])" office:value-type="string" office:string-value="Isalyne/MGN">
            <text:p>Isalyne/MGN</text:p>
          </table:table-cell>
          <table:table-cell table:style-name="ce10" table:formula="of:=IF(ISBLANK([.N3]);&quot;&quot;;[.N3])" office:value-type="string" office:string-value="Martin/Lois">
            <text:p>Martin/Lois</text:p>
          </table:table-cell>
          <table:table-cell table:style-name="ce10" table:formula="of:=IF(ISBLANK([.O3]);&quot;&quot;;[.O3])" office:value-type="string" office:string-value="Auré/Coco">
            <text:p>Auré/Coco</text:p>
          </table:table-cell>
          <table:table-cell table:style-name="ce10" table:formula="of:=IF(ISBLANK([.P3]);&quot;&quot;;[.P3])" office:value-type="string" office:string-value="Renaud">
            <text:p>Renaud</text:p>
          </table:table-cell>
          <table:table-cell table:style-name="ce10" table:formula="of:=IF(ISBLANK([.Q3]);&quot;&quot;;[.Q3])">
            <text:p/>
          </table:table-cell>
          <table:table-cell table:style-name="ce10" table:formula="of:=IF(ISBLANK([.R3]);&quot;&quot;;[.R3])">
            <text:p/>
          </table:table-cell>
          <table:table-cell table:style-name="ce10" table:formula="of:=IF(ISBLANK([.S3]);&quot;&quot;;[.S3])">
            <text:p/>
          </table:table-cell>
          <table:table-cell table:style-name="ce10" table:formula="of:=IF(ISBLANK([.T3]);&quot;&quot;;[.T3])">
            <text:p/>
          </table:table-cell>
          <table:table-cell table:style-name="ce10" table:formula="of:=IF(ISBLANK([.U3]);&quot;&quot;;[.U3])">
            <text:p/>
          </table:table-cell>
          <table:table-cell table:style-name="ce10" table:formula="of:=IF(ISBLANK([.V3]);&quot;&quot;;[.V3])">
            <text:p/>
          </table:table-cell>
          <table:table-cell table:style-name="ce10" table:formula="of:=IF(ISBLANK([.W3]);&quot;&quot;;[.W3])">
            <text:p/>
          </table:table-cell>
          <table:table-cell table:number-columns-repeated="1001"/>
        </table:table-row>
        <table:table-row table:style-name="ro4" table:number-rows-repeated="104770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03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2M16S</meta:editing-duration>
    <meta:editing-cycles>56</meta:editing-cycles>
    <meta:generator>OpenOffice/4.1.5$Win32 OpenOffice.org_project/415m1$Build-9789</meta:generator>
    <dc:date>2018-11-29T03:01:57.94</dc:date>
    <meta:document-statistic meta:table-count="3" meta:cell-count="441" meta:object-count="0"/>
    <meta:user-defined meta:name="Info 1"/>
    <meta:user-defined meta:name="Info 2"/>
    <meta:user-defined meta:name="Info 3"/>
    <meta:user-defined meta:name="Info 4"/>
  </office:meta>
</office:document-meta>
</file>